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fo:color="#ff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color="#b3b3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color="#00ff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use-window-font-color="tru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style:use-window-font-color="tru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 style:list-style-name="L1">
      <style:text-properties fo:color="#b3b3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4">
      <style:text-properties fo:color="#b3b3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6">
      <style:text-properties fo:color="#b3b3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6">
      <style:text-properties fo:color="#b3b3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0">
      <style:text-properties fo:color="#b3b3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2">
      <style:text-properties fo:color="#b3b3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12">
      <style:text-properties fo:color="#b3b3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13">
      <style:text-properties fo:color="#b3b3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14">
      <style:text-properties fo:color="#b3b3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14">
      <style:text-properties fo:color="#b3b3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16">
      <style:text-properties fo:color="#b3b3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16">
      <style:text-properties fo:color="#b3b3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17">
      <style:text-properties fo:color="#b3b3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17">
      <style:text-properties fo:color="#b3b3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1">
      <style:text-properties fo:color="#ff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1">
      <style:text-properties fo:color="#ff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2">
      <style:text-properties fo:color="#ff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3">
      <style:text-properties fo:color="#ff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3">
      <style:text-properties fo:color="#ff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3">
      <style:text-properties fo:color="#ff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4">
      <style:text-properties fo:color="#ff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5">
      <style:text-properties fo:color="#ff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5">
      <style:text-properties fo:color="#ff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5">
      <style:text-properties fo:color="#ff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5">
      <style:text-properties fo:color="#ff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5">
      <style:text-properties fo:color="#ff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6">
      <style:text-properties fo:color="#ff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7">
      <style:text-properties fo:color="#ff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7">
      <style:text-properties fo:color="#ff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7">
      <style:text-properties fo:color="#ff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8">
      <style:text-properties fo:color="#ff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8">
      <style:text-properties fo:color="#ff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8">
      <style:text-properties fo:color="#ff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9">
      <style:text-properties fo:color="#ff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9">
      <style:text-properties fo:color="#ff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9">
      <style:text-properties fo:color="#ff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10">
      <style:text-properties fo:color="#ff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10">
      <style:text-properties fo:color="#ff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11">
      <style:text-properties fo:color="#ff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11">
      <style:text-properties fo:color="#ff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11">
      <style:text-properties fo:color="#ff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12">
      <style:text-properties fo:color="#ff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list-style-name="L12">
      <style:text-properties fo:color="#ff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list-style-name="L13">
      <style:text-properties fo:color="#ff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13">
      <style:text-properties fo:color="#ff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13">
      <style:text-properties fo:color="#ff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list-style-name="L14">
      <style:text-properties fo:color="#ff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15">
      <style:text-properties fo:color="#ff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15">
      <style:text-properties fo:color="#ff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15">
      <style:text-properties fo:color="#ff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list-style-name="L15">
      <style:text-properties fo:color="#ff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 style:list-style-name="L15">
      <style:text-properties fo:color="#ff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list-style-name="L15">
      <style:text-properties fo:color="#ff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list-style-name="L15">
      <style:text-properties fo:color="#ff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list-style-name="L15">
      <style:text-properties fo:color="#ff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list-style-name="L15">
      <style:text-properties fo:color="#ff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 style:list-style-name="L6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list-style-name="L6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 style:list-style-name="L11">
      <style:text-properties fo:color="#ffff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 style:list-style-name="L12">
      <style:text-properties fo:color="#cccc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 style:list-style-name="L17">
      <style:text-properties fo:color="#008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list-style-name="L16">
      <style:text-properties fo:color="#008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 style:list-style-name="L16">
      <style:text-properties fo:color="#008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 style:list-style-name="L4">
      <style:text-properties fo:color="#008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list-style-name="L6">
      <style:text-properties fo:color="#008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cccc00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gine/game to-do list</text:p>
      <text:p text:style-name="P2"/>
      <text:p text:style-name="P4">Not started</text:p>
      <text:p text:style-name="P5">Work in progress</text:p>
      <text:p text:style-name="P6">Completed</text:p>
      <text:p text:style-name="P2"/>
      <text:p text:style-name="P3">Engine</text:p>
      <text:p text:style-name="P5">Graphics</text:p>
      <text:list text:style-name="L1">
        <text:list-item>
          <text:p text:style-name="P9">Particle system</text:p>
          <text:list>
            <text:list-item>
              <text:p text:style-name="P23">Consider re-design.</text:p>
            </text:list-item>
            <text:list-item>
              <text:p text:style-name="P23">Add support for accelleration after creation of particle.</text:p>
            </text:list-item>
          </text:list>
        </text:list-item>
      </text:list>
      <text:p text:style-name="P2"/>
      <text:p text:style-name="P5">Audio</text:p>
      <text:list text:style-name="L2">
        <text:list-item>
          <text:p text:style-name="P25">Support for .OGG.</text:p>
          <text:p text:style-name="P65"/>
        </text:list-item>
      </text:list>
      <text:p text:style-name="P5">Input</text:p>
      <text:list text:style-name="L3">
        <text:list-item>
          <text:p text:style-name="P26">Support for gamepad.</text:p>
        </text:list-item>
        <text:list-item>
          <text:p text:style-name="P26">Built-in mouse support.</text:p>
        </text:list-item>
        <text:list-item>
          <text:p text:style-name="P26">Re-design?</text:p>
        </text:list-item>
      </text:list>
      <text:p text:style-name="P2"/>
      <text:p text:style-name="P5">GUI</text:p>
      <text:list text:style-name="L4">
        <text:list-item>
          <text:p text:style-name="P10">Fonts</text:p>
          <text:list>
            <text:list-item>
              <text:p text:style-name="P73">Re-design. Bitmap fonts?</text:p>
            </text:list-item>
            <text:list-item>
              <text:p text:style-name="P29">Support for moving text built-in.</text:p>
            </text:list-item>
          </text:list>
        </text:list-item>
      </text:list>
      <text:p text:style-name="P2"/>
      <text:list text:style-name="L5">
        <text:list-item>
          <text:p text:style-name="P30">Window management system</text:p>
          <text:list>
            <text:list-item>
              <text:p text:style-name="P30">Text boxes.</text:p>
            </text:list-item>
            <text:list-item>
              <text:p text:style-name="P30">Buttons.</text:p>
            </text:list-item>
            <text:list-item>
              <text:p text:style-name="P30">Generic windows.</text:p>
            </text:list-item>
            <text:list-item>
              <text:p text:style-name="P30"/>
            </text:list-item>
          </text:list>
        </text:list-item>
      </text:list>
      <text:p text:style-name="P2"/>
      <text:p text:style-name="P2"/>
      <text:p text:style-name="P5">Misc</text:p>
      <text:list text:style-name="L6">
        <text:list-item>
          <text:p text:style-name="P11">Resource manager</text:p>
          <text:list>
            <text:list-item>
              <text:p text:style-name="P74">Re-design/removal?</text:p>
              <text:p text:style-name="P66"/>
            </text:list-item>
          </text:list>
        </text:list-item>
        <text:list-item>
          <text:p text:style-name="P11">Vector class</text:p>
          <text:list>
            <text:list-item>
              <text:p text:style-name="P35">Make template?</text:p>
              <text:p text:style-name="P66"/>
            </text:list-item>
          </text:list>
        </text:list-item>
      </text:list>
      <text:list text:style-name="L7">
        <text:list-item>
          <text:p text:style-name="P36">Scripting</text:p>
          <text:list>
            <text:list-item>
              <text:p text:style-name="P36">Choose scripting language.</text:p>
            </text:list-item>
            <text:list-item>
              <text:p text:style-name="P36">Implement it.</text:p>
            </text:list-item>
          </text:list>
        </text:list-item>
      </text:list>
      <text:p text:style-name="P4"/>
      <text:list text:style-name="L8">
        <text:list-item>
          <text:p text:style-name="P39"><text:soft-page-break/>Engine-side object class</text:p>
          <text:list>
            <text:list-item>
              <text:p text:style-name="P39">Implement it.</text:p>
            </text:list-item>
            <text:list-item>
              <text:p text:style-name="P39">Add scripting support.</text:p>
            </text:list-item>
          </text:list>
        </text:list-item>
      </text:list>
      <text:p text:style-name="P4"/>
      <text:list text:style-name="L9">
        <text:list-item>
          <text:p text:style-name="P42">Engine-side map class</text:p>
          <text:list>
            <text:list-item>
              <text:p text:style-name="P42">Implement it</text:p>
            </text:list-item>
            <text:list-item>
              <text:p text:style-name="P42">Add scripting support.</text:p>
            </text:list-item>
          </text:list>
        </text:list-item>
      </text:list>
      <text:p text:style-name="P2"/>
      <text:p text:style-name="P2"/>
      <text:p text:style-name="P3">Game</text:p>
      <text:list text:style-name="L10">
        <text:list-item>
          <text:p text:style-name="P13">More objects needed.</text:p>
          <text:list>
            <text:list-item>
              <text:p text:style-name="P45">Breakable bricks.</text:p>
            </text:list-item>
            <text:list-item>
              <text:p text:style-name="P45">Other bricks (i.e. Coin bricks).</text:p>
            </text:list-item>
          </text:list>
        </text:list-item>
      </text:list>
      <text:p text:style-name="P2"/>
      <text:list text:style-name="L11">
        <text:list-item>
          <text:p text:style-name="P47">Player data</text:p>
          <text:list>
            <text:list-item>
              <text:p text:style-name="P47">Lives.</text:p>
            </text:list-item>
            <text:list-item>
              <text:p text:style-name="P47">Coins.</text:p>
            </text:list-item>
            <text:list-item>
              <text:p text:style-name="P68"><text:span text:style-name="T1">Score</text:span>.</text:p>
            </text:list-item>
          </text:list>
        </text:list-item>
      </text:list>
      <text:p text:style-name="P2"/>
      <text:list text:style-name="L12">
        <text:list-item>
          <text:p text:style-name="P14">Map</text:p>
          <text:list>
            <text:list-item>
              <text:p text:style-name="P69">Changing of maps.</text:p>
            </text:list-item>
            <text:list-item>
              <text:p text:style-name="P50">Creation of goals.</text:p>
            </text:list-item>
            <text:list-item>
              <text:p text:style-name="P14">Add more tiles.</text:p>
            </text:list-item>
            <text:list-item>
              <text:p text:style-name="P50">Fix the vertical scrolling of the background</text:p>
            </text:list-item>
          </text:list>
        </text:list-item>
      </text:list>
      <text:p text:style-name="P2"/>
      <text:list text:style-name="L13">
        <text:list-item>
          <text:p text:style-name="P16">Input</text:p>
          <text:list>
            <text:list-item>
              <text:p text:style-name="P52">Run-button.</text:p>
            </text:list-item>
            <text:list-item>
              <text:p text:style-name="P52">Able to change the controls.</text:p>
            </text:list-item>
            <text:list-item>
              <text:p text:style-name="P52">One special jump.</text:p>
            </text:list-item>
          </text:list>
        </text:list-item>
      </text:list>
      <text:p text:style-name="P2"/>
      <text:list text:style-name="L14">
        <text:list-item>
          <text:p text:style-name="P17">Misc</text:p>
          <text:list>
            <text:list-item>
              <text:p text:style-name="P55">Bonus maps?</text:p>
            </text:list-item>
            <text:list-item>
              <text:p text:style-name="P17">Bug fixes.</text:p>
            </text:list-item>
          </text:list>
        </text:list-item>
      </text:list>
      <text:p text:style-name="P2"/>
      <text:p text:style-name="P2"/>
      <text:p text:style-name="P8">Map editor</text:p>
      <text:list text:style-name="L15">
        <text:list-item>
          <text:p text:style-name="P56">Add possibility to add objects.</text:p>
          <text:p text:style-name="P56"/>
        </text:list-item>
        <text:list-item>
          <text:p text:style-name="P56">Window system. See Engine-&gt;GUI-&gt;Window management system.</text:p>
          <text:p text:style-name="P56"/>
        </text:list-item>
        <text:list-item>
          <text:p text:style-name="P56">Saving of maps.</text:p>
          <text:p text:style-name="P56"/>
        </text:list-item>
        <text:list-item>
          <text:p text:style-name="P56">Loading maps.</text:p>
          <text:p text:style-name="P56"><text:soft-page-break/></text:p>
        </text:list-item>
        <text:list-item>
          <text:p text:style-name="P56">Scripting support.</text:p>
        </text:list-item>
      </text:list>
      <text:p text:style-name="P4"/>
      <text:p text:style-name="P4"/>
      <text:p text:style-name="P8">Code</text:p>
      <text:list text:style-name="L16">
        <text:list-item>
          <text:p text:style-name="P19">Cleanup.</text:p>
          <text:p text:style-name="P19"/>
        </text:list-item>
        <text:list-item>
          <text:p text:style-name="P71">Rename variables.</text:p>
          <text:list>
            <text:list-item>
              <text:p text:style-name="P71">first part lower case, successive parts capital first letter. I.e.: theVariable</text:p>
            </text:list-item>
          </text:list>
        </text:list-item>
      </text:list>
      <text:p text:style-name="P5"/>
      <text:list text:style-name="L17">
        <text:list-item>
          <text:p text:style-name="P70">Remove global variables if any.</text:p>
          <text:p text:style-name="P21"/>
        </text:list-item>
        <text:list-item>
          <text:p text:style-name="P21">Change normal pointers to boost::shared_ptr&lt;&gt; wherever is possible / any point.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7-07-07T15:44:51</meta:creation-date>
    <dc:creator>Hallgeir Lien</dc:creator>
    <dc:date>2008-02-24T17:36:34</dc:date>
    <meta:editing-cycles>9</meta:editing-cycles>
    <meta:editing-duration>PT31M5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9" meta:word-count="197" meta:character-count="1240"/>
  </office:meta>
</office:document-meta>
</file>